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QUBITS 20</text:p>
          </table:table-cell>
          <table:table-cell office:value-type="string" calcext:value-type="string">
            <text:p>Desvio</text:p>
          </table:table-cell>
          <table:table-cell/>
          <table:table-cell office:value-type="string" calcext:value-type="string">
            <text:p>QUBITS 21</text:p>
          </table:table-cell>
          <table:table-cell table:number-columns-repeated="2"/>
          <table:table-cell office:value-type="string" calcext:value-type="string">
            <text:p>QUBITS 22</text:p>
          </table:table-cell>
          <table:table-cell table:number-columns-repeated="2"/>
          <table:table-cell office:value-type="string" calcext:value-type="string">
            <text:p>QUBITS 23</text:p>
          </table:table-cell>
          <table:table-cell table:number-columns-repeated="3"/>
          <table:table-cell office:value-type="string" calcext:value-type="string">
            <text:p>QUBITS 24</text:p>
          </table:table-cell>
          <table:table-cell table:number-columns-repeated="3"/>
          <table:table-cell office:value-type="string" calcext:value-type="string">
            <text:p>QUBITS 25</text:p>
          </table:table-cell>
          <table:table-cell table:number-columns-repeated="3"/>
          <table:table-cell office:value-type="string" calcext:value-type="string">
            <text:p>QUBITS 26</text:p>
          </table:table-cell>
          <table:table-cell table:number-columns-repeated="3"/>
          <table:table-cell office:value-type="string" calcext:value-type="string">
            <text:p>QUBITS 27</text:p>
          </table:table-cell>
          <table:table-cell table:number-columns-repeated="3"/>
          <table:table-cell office:value-type="string" calcext:value-type="string">
            <text:p>QUBITS 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0668358" calcext:value-type="float">
            <text:p>0.0668358</text:p>
          </table:table-cell>
          <table:table-cell office:value-type="float" office:value="0.176998" calcext:value-type="float">
            <text:p>0.176998</text:p>
          </table:table-cell>
          <table:table-cell/>
          <table:table-cell office:value-type="float" office:value="0.0668055" calcext:value-type="float">
            <text:p>0.0668055</text:p>
          </table:table-cell>
          <table:table-cell office:value-type="float" office:value="0.163979" calcext:value-type="float">
            <text:p>0.163979</text:p>
          </table:table-cell>
          <table:table-cell/>
          <table:table-cell office:value-type="float" office:value="0.0668817" calcext:value-type="float">
            <text:p>0.0668817</text:p>
          </table:table-cell>
          <table:table-cell office:value-type="float" office:value="0.107429" calcext:value-type="float">
            <text:p>0.107429</text:p>
          </table:table-cell>
          <table:table-cell/>
          <table:table-cell office:value-type="float" office:value="0.0667118" calcext:value-type="float">
            <text:p>0.0667118</text:p>
          </table:table-cell>
          <table:table-cell/>
          <table:table-cell office:value-type="float" office:value="0.189238" calcext:value-type="float">
            <text:p>0.189238</text:p>
          </table:table-cell>
          <table:table-cell/>
          <table:table-cell office:value-type="float" office:value="0.0667137" calcext:value-type="float">
            <text:p>0.0667137</text:p>
          </table:table-cell>
          <table:table-cell/>
          <table:table-cell office:value-type="float" office:value="0.539724" calcext:value-type="float">
            <text:p>0.539724</text:p>
          </table:table-cell>
          <table:table-cell/>
          <table:table-cell office:value-type="float" office:value="0.066795" calcext:value-type="float">
            <text:p>0.066795</text:p>
          </table:table-cell>
          <table:table-cell/>
          <table:table-cell office:value-type="float" office:value="0.475267" calcext:value-type="float">
            <text:p>0.475267</text:p>
          </table:table-cell>
          <table:table-cell/>
          <table:table-cell office:value-type="float" office:value="0.0666637" calcext:value-type="float">
            <text:p>0.0666637</text:p>
          </table:table-cell>
          <table:table-cell/>
          <table:table-cell office:value-type="float" office:value="0.16448" calcext:value-type="float">
            <text:p>0.16448</text:p>
          </table:table-cell>
          <table:table-cell/>
          <table:table-cell office:value-type="float" office:value="0.0667698" calcext:value-type="float">
            <text:p>0.0667698</text:p>
          </table:table-cell>
          <table:table-cell/>
          <table:table-cell office:value-type="float" office:value="0.420847" calcext:value-type="float">
            <text:p>0.420847</text:p>
          </table:table-cell>
          <table:table-cell/>
          <table:table-cell office:value-type="float" office:value="0.0669041" calcext:value-type="float">
            <text:p>0.0669041</text:p>
          </table:table-cell>
          <table:table-cell/>
          <table:table-cell office:value-type="float" office:value="0.29194" calcext:value-type="float">
            <text:p>0.2919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0716538" calcext:value-type="float">
            <text:p>0.0716538</text:p>
          </table:table-cell>
          <table:table-cell office:value-type="float" office:value="0.0911247" calcext:value-type="float">
            <text:p>0.0911247</text:p>
          </table:table-cell>
          <table:table-cell/>
          <table:table-cell office:value-type="float" office:value="0.0713991" calcext:value-type="float">
            <text:p>0.0713991</text:p>
          </table:table-cell>
          <table:table-cell office:value-type="float" office:value="0.166524" calcext:value-type="float">
            <text:p>0.166524</text:p>
          </table:table-cell>
          <table:table-cell/>
          <table:table-cell office:value-type="float" office:value="0.0716827" calcext:value-type="float">
            <text:p>0.0716827</text:p>
          </table:table-cell>
          <table:table-cell office:value-type="float" office:value="0.094437" calcext:value-type="float">
            <text:p>0.094437</text:p>
          </table:table-cell>
          <table:table-cell/>
          <table:table-cell office:value-type="float" office:value="0.071484" calcext:value-type="float">
            <text:p>0.071484</text:p>
          </table:table-cell>
          <table:table-cell/>
          <table:table-cell office:value-type="float" office:value="0.0945454" calcext:value-type="float">
            <text:p>0.0945454</text:p>
          </table:table-cell>
          <table:table-cell/>
          <table:table-cell office:value-type="float" office:value="0.0713683" calcext:value-type="float">
            <text:p>0.0713683</text:p>
          </table:table-cell>
          <table:table-cell/>
          <table:table-cell office:value-type="float" office:value="0.0654995" calcext:value-type="float">
            <text:p>0.0654995</text:p>
          </table:table-cell>
          <table:table-cell/>
          <table:table-cell office:value-type="float" office:value="0.0714097" calcext:value-type="float">
            <text:p>0.0714097</text:p>
          </table:table-cell>
          <table:table-cell/>
          <table:table-cell office:value-type="float" office:value="0.06829" calcext:value-type="float">
            <text:p>0.06829</text:p>
          </table:table-cell>
          <table:table-cell/>
          <table:table-cell office:value-type="float" office:value="0.0713841" calcext:value-type="float">
            <text:p>0.0713841</text:p>
          </table:table-cell>
          <table:table-cell/>
          <table:table-cell office:value-type="float" office:value="0.0993875" calcext:value-type="float">
            <text:p>0.0993875</text:p>
          </table:table-cell>
          <table:table-cell/>
          <table:table-cell office:value-type="float" office:value="0.0714203" calcext:value-type="float">
            <text:p>0.0714203</text:p>
          </table:table-cell>
          <table:table-cell/>
          <table:table-cell office:value-type="float" office:value="0.124252" calcext:value-type="float">
            <text:p>0.124252</text:p>
          </table:table-cell>
          <table:table-cell/>
          <table:table-cell office:value-type="float" office:value="0.0712091" calcext:value-type="float">
            <text:p>0.0712091</text:p>
          </table:table-cell>
          <table:table-cell/>
          <table:table-cell office:value-type="float" office:value="0.19138" calcext:value-type="float">
            <text:p>0.19138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.0797795" calcext:value-type="float">
            <text:p>0.0797795</text:p>
          </table:table-cell>
          <table:table-cell office:value-type="float" office:value="0.105149" calcext:value-type="float">
            <text:p>0.105149</text:p>
          </table:table-cell>
          <table:table-cell/>
          <table:table-cell office:value-type="float" office:value="0.0794621" calcext:value-type="float">
            <text:p>0.0794621</text:p>
          </table:table-cell>
          <table:table-cell office:value-type="float" office:value="0.0924947" calcext:value-type="float">
            <text:p>0.0924947</text:p>
          </table:table-cell>
          <table:table-cell/>
          <table:table-cell office:value-type="float" office:value="0.0796383" calcext:value-type="float">
            <text:p>0.0796383</text:p>
          </table:table-cell>
          <table:table-cell office:value-type="float" office:value="0.118843" calcext:value-type="float">
            <text:p>0.118843</text:p>
          </table:table-cell>
          <table:table-cell/>
          <table:table-cell office:value-type="float" office:value="0.0795107" calcext:value-type="float">
            <text:p>0.0795107</text:p>
          </table:table-cell>
          <table:table-cell/>
          <table:table-cell office:value-type="float" office:value="0.0689638" calcext:value-type="float">
            <text:p>0.0689638</text:p>
          </table:table-cell>
          <table:table-cell/>
          <table:table-cell office:value-type="float" office:value="0.079473" calcext:value-type="float">
            <text:p>0.079473</text:p>
          </table:table-cell>
          <table:table-cell/>
          <table:table-cell office:value-type="float" office:value="0.0639902" calcext:value-type="float">
            <text:p>0.0639902</text:p>
          </table:table-cell>
          <table:table-cell/>
          <table:table-cell office:value-type="float" office:value="0.0795282" calcext:value-type="float">
            <text:p>0.0795282</text:p>
          </table:table-cell>
          <table:table-cell/>
          <table:table-cell office:value-type="float" office:value="0.119741" calcext:value-type="float">
            <text:p>0.119741</text:p>
          </table:table-cell>
          <table:table-cell/>
          <table:table-cell office:value-type="float" office:value="0.0794296" calcext:value-type="float">
            <text:p>0.0794296</text:p>
          </table:table-cell>
          <table:table-cell/>
          <table:table-cell office:value-type="float" office:value="0.0846838" calcext:value-type="float">
            <text:p>0.0846838</text:p>
          </table:table-cell>
          <table:table-cell/>
          <table:table-cell office:value-type="float" office:value="0.0795008" calcext:value-type="float">
            <text:p>0.0795008</text:p>
          </table:table-cell>
          <table:table-cell/>
          <table:table-cell office:value-type="float" office:value="0.131547" calcext:value-type="float">
            <text:p>0.131547</text:p>
          </table:table-cell>
          <table:table-cell/>
          <table:table-cell office:value-type="float" office:value="0.0797321" calcext:value-type="float">
            <text:p>0.0797321</text:p>
          </table:table-cell>
          <table:table-cell/>
          <table:table-cell office:value-type="float" office:value="0.159606" calcext:value-type="float">
            <text:p>0.159606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0906662" calcext:value-type="float">
            <text:p>0.0906662</text:p>
          </table:table-cell>
          <table:table-cell office:value-type="float" office:value="0.0678747" calcext:value-type="float">
            <text:p>0.0678747</text:p>
          </table:table-cell>
          <table:table-cell/>
          <table:table-cell office:value-type="float" office:value="0.0905022" calcext:value-type="float">
            <text:p>0.0905022</text:p>
          </table:table-cell>
          <table:table-cell office:value-type="float" office:value="0.0839656" calcext:value-type="float">
            <text:p>0.0839656</text:p>
          </table:table-cell>
          <table:table-cell/>
          <table:table-cell office:value-type="float" office:value="0.0905942" calcext:value-type="float">
            <text:p>0.0905942</text:p>
          </table:table-cell>
          <table:table-cell office:value-type="float" office:value="0.10475" calcext:value-type="float">
            <text:p>0.10475</text:p>
          </table:table-cell>
          <table:table-cell/>
          <table:table-cell office:value-type="float" office:value="0.0905982" calcext:value-type="float">
            <text:p>0.0905982</text:p>
          </table:table-cell>
          <table:table-cell/>
          <table:table-cell office:value-type="float" office:value="0.114997" calcext:value-type="float">
            <text:p>0.114997</text:p>
          </table:table-cell>
          <table:table-cell/>
          <table:table-cell office:value-type="float" office:value="0.090501" calcext:value-type="float">
            <text:p>0.090501</text:p>
          </table:table-cell>
          <table:table-cell/>
          <table:table-cell office:value-type="float" office:value="0.0859125" calcext:value-type="float">
            <text:p>0.0859125</text:p>
          </table:table-cell>
          <table:table-cell/>
          <table:table-cell office:value-type="float" office:value="0.0905415" calcext:value-type="float">
            <text:p>0.0905415</text:p>
          </table:table-cell>
          <table:table-cell/>
          <table:table-cell office:value-type="float" office:value="0.0828234" calcext:value-type="float">
            <text:p>0.0828234</text:p>
          </table:table-cell>
          <table:table-cell/>
          <table:table-cell office:value-type="float" office:value="0.0904676" calcext:value-type="float">
            <text:p>0.0904676</text:p>
          </table:table-cell>
          <table:table-cell/>
          <table:table-cell office:value-type="float" office:value="0.0483474" calcext:value-type="float">
            <text:p>0.0483474</text:p>
          </table:table-cell>
          <table:table-cell/>
          <table:table-cell office:value-type="float" office:value="0.0906765" calcext:value-type="float">
            <text:p>0.0906765</text:p>
          </table:table-cell>
          <table:table-cell/>
          <table:table-cell office:value-type="float" office:value="0.0762966" calcext:value-type="float">
            <text:p>0.0762966</text:p>
          </table:table-cell>
          <table:table-cell/>
          <table:table-cell office:value-type="float" office:value="0.0908864" calcext:value-type="float">
            <text:p>0.0908864</text:p>
          </table:table-cell>
          <table:table-cell/>
          <table:table-cell office:value-type="float" office:value="0.123343" calcext:value-type="float">
            <text:p>0.12334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103713" calcext:value-type="float">
            <text:p>0.103713</text:p>
          </table:table-cell>
          <table:table-cell office:value-type="float" office:value="0.0741476" calcext:value-type="float">
            <text:p>0.0741476</text:p>
          </table:table-cell>
          <table:table-cell/>
          <table:table-cell office:value-type="float" office:value="0.103681" calcext:value-type="float">
            <text:p>0.103681</text:p>
          </table:table-cell>
          <table:table-cell office:value-type="float" office:value="0.135721" calcext:value-type="float">
            <text:p>0.135721</text:p>
          </table:table-cell>
          <table:table-cell/>
          <table:table-cell office:value-type="float" office:value="0.103662" calcext:value-type="float">
            <text:p>0.103662</text:p>
          </table:table-cell>
          <table:table-cell office:value-type="float" office:value="0.0615704" calcext:value-type="float">
            <text:p>0.0615704</text:p>
          </table:table-cell>
          <table:table-cell/>
          <table:table-cell office:value-type="float" office:value="0.103669" calcext:value-type="float">
            <text:p>0.103669</text:p>
          </table:table-cell>
          <table:table-cell/>
          <table:table-cell office:value-type="float" office:value="0.0943025" calcext:value-type="float">
            <text:p>0.0943025</text:p>
          </table:table-cell>
          <table:table-cell/>
          <table:table-cell office:value-type="float" office:value="0.103602" calcext:value-type="float">
            <text:p>0.103602</text:p>
          </table:table-cell>
          <table:table-cell/>
          <table:table-cell office:value-type="float" office:value="0.0512003" calcext:value-type="float">
            <text:p>0.0512003</text:p>
          </table:table-cell>
          <table:table-cell/>
          <table:table-cell office:value-type="float" office:value="0.103623" calcext:value-type="float">
            <text:p>0.103623</text:p>
          </table:table-cell>
          <table:table-cell/>
          <table:table-cell office:value-type="float" office:value="0.0610171" calcext:value-type="float">
            <text:p>0.0610171</text:p>
          </table:table-cell>
          <table:table-cell/>
          <table:table-cell office:value-type="float" office:value="0.10361" calcext:value-type="float">
            <text:p>0.10361</text:p>
          </table:table-cell>
          <table:table-cell/>
          <table:table-cell office:value-type="float" office:value="0.052619" calcext:value-type="float">
            <text:p>0.052619</text:p>
          </table:table-cell>
          <table:table-cell/>
          <table:table-cell office:value-type="float" office:value="0.103729" calcext:value-type="float">
            <text:p>0.103729</text:p>
          </table:table-cell>
          <table:table-cell/>
          <table:table-cell office:value-type="float" office:value="0.0737576" calcext:value-type="float">
            <text:p>0.0737576</text:p>
          </table:table-cell>
          <table:table-cell/>
          <table:table-cell office:value-type="float" office:value="0.103831" calcext:value-type="float">
            <text:p>0.103831</text:p>
          </table:table-cell>
          <table:table-cell/>
          <table:table-cell office:value-type="float" office:value="0.0738766" calcext:value-type="float">
            <text:p>0.0738766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123183" calcext:value-type="float">
            <text:p>0.123183</text:p>
          </table:table-cell>
          <table:table-cell office:value-type="float" office:value="0.11451" calcext:value-type="float">
            <text:p>0.11451</text:p>
          </table:table-cell>
          <table:table-cell/>
          <table:table-cell office:value-type="float" office:value="0.123073" calcext:value-type="float">
            <text:p>0.123073</text:p>
          </table:table-cell>
          <table:table-cell office:value-type="float" office:value="0.148675" calcext:value-type="float">
            <text:p>0.148675</text:p>
          </table:table-cell>
          <table:table-cell/>
          <table:table-cell office:value-type="float" office:value="0.123125" calcext:value-type="float">
            <text:p>0.123125</text:p>
          </table:table-cell>
          <table:table-cell office:value-type="float" office:value="0.103558" calcext:value-type="float">
            <text:p>0.103558</text:p>
          </table:table-cell>
          <table:table-cell/>
          <table:table-cell office:value-type="float" office:value="0.123106" calcext:value-type="float">
            <text:p>0.123106</text:p>
          </table:table-cell>
          <table:table-cell/>
          <table:table-cell office:value-type="float" office:value="0.193849" calcext:value-type="float">
            <text:p>0.193849</text:p>
          </table:table-cell>
          <table:table-cell/>
          <table:table-cell office:value-type="float" office:value="0.123046" calcext:value-type="float">
            <text:p>0.123046</text:p>
          </table:table-cell>
          <table:table-cell/>
          <table:table-cell office:value-type="float" office:value="0.0826549" calcext:value-type="float">
            <text:p>0.0826549</text:p>
          </table:table-cell>
          <table:table-cell/>
          <table:table-cell office:value-type="float" office:value="0.123047" calcext:value-type="float">
            <text:p>0.123047</text:p>
          </table:table-cell>
          <table:table-cell/>
          <table:table-cell office:value-type="float" office:value="0.137831" calcext:value-type="float">
            <text:p>0.137831</text:p>
          </table:table-cell>
          <table:table-cell/>
          <table:table-cell office:value-type="float" office:value="0.123087" calcext:value-type="float">
            <text:p>0.123087</text:p>
          </table:table-cell>
          <table:table-cell/>
          <table:table-cell office:value-type="float" office:value="0.144748" calcext:value-type="float">
            <text:p>0.144748</text:p>
          </table:table-cell>
          <table:table-cell/>
          <table:table-cell office:value-type="float" office:value="0.123147" calcext:value-type="float">
            <text:p>0.123147</text:p>
          </table:table-cell>
          <table:table-cell/>
          <table:table-cell office:value-type="float" office:value="0.0934952" calcext:value-type="float">
            <text:p>0.0934952</text:p>
          </table:table-cell>
          <table:table-cell/>
          <table:table-cell office:value-type="float" office:value="0.123101" calcext:value-type="float">
            <text:p>0.123101</text:p>
          </table:table-cell>
          <table:table-cell/>
          <table:table-cell office:value-type="float" office:value="0.167777" calcext:value-type="float">
            <text:p>0.16777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144169" calcext:value-type="float">
            <text:p>0.144169</text:p>
          </table:table-cell>
          <table:table-cell office:value-type="float" office:value="0.173911" calcext:value-type="float">
            <text:p>0.173911</text:p>
          </table:table-cell>
          <table:table-cell/>
          <table:table-cell office:value-type="float" office:value="0.144191" calcext:value-type="float">
            <text:p>0.144191</text:p>
          </table:table-cell>
          <table:table-cell office:value-type="float" office:value="0.160748" calcext:value-type="float">
            <text:p>0.160748</text:p>
          </table:table-cell>
          <table:table-cell/>
          <table:table-cell office:value-type="float" office:value="0.144215" calcext:value-type="float">
            <text:p>0.144215</text:p>
          </table:table-cell>
          <table:table-cell office:value-type="float" office:value="0.130282" calcext:value-type="float">
            <text:p>0.130282</text:p>
          </table:table-cell>
          <table:table-cell/>
          <table:table-cell office:value-type="float" office:value="0.144228" calcext:value-type="float">
            <text:p>0.144228</text:p>
          </table:table-cell>
          <table:table-cell/>
          <table:table-cell office:value-type="float" office:value="0.140392" calcext:value-type="float">
            <text:p>0.140392</text:p>
          </table:table-cell>
          <table:table-cell/>
          <table:table-cell office:value-type="float" office:value="0.144142" calcext:value-type="float">
            <text:p>0.144142</text:p>
          </table:table-cell>
          <table:table-cell/>
          <table:table-cell office:value-type="float" office:value="0.127428" calcext:value-type="float">
            <text:p>0.127428</text:p>
          </table:table-cell>
          <table:table-cell/>
          <table:table-cell office:value-type="float" office:value="0.144202" calcext:value-type="float">
            <text:p>0.144202</text:p>
          </table:table-cell>
          <table:table-cell/>
          <table:table-cell office:value-type="float" office:value="0.139831" calcext:value-type="float">
            <text:p>0.139831</text:p>
          </table:table-cell>
          <table:table-cell/>
          <table:table-cell office:value-type="float" office:value="0.144267" calcext:value-type="float">
            <text:p>0.144267</text:p>
          </table:table-cell>
          <table:table-cell/>
          <table:table-cell office:value-type="float" office:value="0.0893978" calcext:value-type="float">
            <text:p>0.0893978</text:p>
          </table:table-cell>
          <table:table-cell/>
          <table:table-cell office:value-type="float" office:value="0.144161" calcext:value-type="float">
            <text:p>0.144161</text:p>
          </table:table-cell>
          <table:table-cell/>
          <table:table-cell office:value-type="float" office:value="0.188582" calcext:value-type="float">
            <text:p>0.188582</text:p>
          </table:table-cell>
          <table:table-cell/>
          <table:table-cell office:value-type="float" office:value="0.14415" calcext:value-type="float">
            <text:p>0.14415</text:p>
          </table:table-cell>
          <table:table-cell/>
          <table:table-cell office:value-type="float" office:value="0.138205" calcext:value-type="float">
            <text:p>0.138205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163815" calcext:value-type="float">
            <text:p>0.163815</text:p>
          </table:table-cell>
          <table:table-cell office:value-type="float" office:value="0.233715" calcext:value-type="float">
            <text:p>0.233715</text:p>
          </table:table-cell>
          <table:table-cell/>
          <table:table-cell office:value-type="float" office:value="0.163924" calcext:value-type="float">
            <text:p>0.163924</text:p>
          </table:table-cell>
          <table:table-cell office:value-type="float" office:value="0.505585" calcext:value-type="float">
            <text:p>0.505585</text:p>
          </table:table-cell>
          <table:table-cell/>
          <table:table-cell office:value-type="float" office:value="0.163933" calcext:value-type="float">
            <text:p>0.163933</text:p>
          </table:table-cell>
          <table:table-cell office:value-type="float" office:value="0.117594" calcext:value-type="float">
            <text:p>0.117594</text:p>
          </table:table-cell>
          <table:table-cell/>
          <table:table-cell office:value-type="float" office:value="0.163839" calcext:value-type="float">
            <text:p>0.163839</text:p>
          </table:table-cell>
          <table:table-cell/>
          <table:table-cell office:value-type="float" office:value="0.311401" calcext:value-type="float">
            <text:p>0.311401</text:p>
          </table:table-cell>
          <table:table-cell/>
          <table:table-cell office:value-type="float" office:value="0.163795" calcext:value-type="float">
            <text:p>0.163795</text:p>
          </table:table-cell>
          <table:table-cell/>
          <table:table-cell office:value-type="float" office:value="0.251695" calcext:value-type="float">
            <text:p>0.251695</text:p>
          </table:table-cell>
          <table:table-cell/>
          <table:table-cell office:value-type="float" office:value="0.164013" calcext:value-type="float">
            <text:p>0.164013</text:p>
          </table:table-cell>
          <table:table-cell/>
          <table:table-cell office:value-type="float" office:value="0.0517814" calcext:value-type="float">
            <text:p>0.0517814</text:p>
          </table:table-cell>
          <table:table-cell/>
          <table:table-cell office:value-type="float" office:value="0.163956" calcext:value-type="float">
            <text:p>0.163956</text:p>
          </table:table-cell>
          <table:table-cell/>
          <table:table-cell office:value-type="float" office:value="0.134756" calcext:value-type="float">
            <text:p>0.134756</text:p>
          </table:table-cell>
          <table:table-cell/>
          <table:table-cell office:value-type="float" office:value="0.163789" calcext:value-type="float">
            <text:p>0.163789</text:p>
          </table:table-cell>
          <table:table-cell/>
          <table:table-cell office:value-type="float" office:value="0.290782" calcext:value-type="float">
            <text:p>0.290782</text:p>
          </table:table-cell>
          <table:table-cell/>
          <table:table-cell office:value-type="float" office:value="0.163878" calcext:value-type="float">
            <text:p>0.163878</text:p>
          </table:table-cell>
          <table:table-cell/>
          <table:table-cell office:value-type="float" office:value="0.208632" calcext:value-type="float">
            <text:p>0.20863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183163" calcext:value-type="float">
            <text:p>0.183163</text:p>
          </table:table-cell>
          <table:table-cell office:value-type="float" office:value="0.74895" calcext:value-type="float">
            <text:p>0.74895</text:p>
          </table:table-cell>
          <table:table-cell/>
          <table:table-cell office:value-type="float" office:value="0.182792" calcext:value-type="float">
            <text:p>0.182792</text:p>
          </table:table-cell>
          <table:table-cell office:value-type="float" office:value="0.389228" calcext:value-type="float">
            <text:p>0.389228</text:p>
          </table:table-cell>
          <table:table-cell/>
          <table:table-cell office:value-type="float" office:value="0.182963" calcext:value-type="float">
            <text:p>0.182963</text:p>
          </table:table-cell>
          <table:table-cell office:value-type="float" office:value="0.309399" calcext:value-type="float">
            <text:p>0.309399</text:p>
          </table:table-cell>
          <table:table-cell/>
          <table:table-cell office:value-type="float" office:value="0.182909" calcext:value-type="float">
            <text:p>0.182909</text:p>
          </table:table-cell>
          <table:table-cell/>
          <table:table-cell office:value-type="float" office:value="0.332672" calcext:value-type="float">
            <text:p>0.332672</text:p>
          </table:table-cell>
          <table:table-cell/>
          <table:table-cell office:value-type="float" office:value="0.182963" calcext:value-type="float">
            <text:p>0.182963</text:p>
          </table:table-cell>
          <table:table-cell/>
          <table:table-cell office:value-type="float" office:value="0.296459" calcext:value-type="float">
            <text:p>0.296459</text:p>
          </table:table-cell>
          <table:table-cell/>
          <table:table-cell office:value-type="float" office:value="0.183103" calcext:value-type="float">
            <text:p>0.183103</text:p>
          </table:table-cell>
          <table:table-cell/>
          <table:table-cell office:value-type="float" office:value="0.0477655" calcext:value-type="float">
            <text:p>0.0477655</text:p>
          </table:table-cell>
          <table:table-cell/>
          <table:table-cell office:value-type="float" office:value="0.182935" calcext:value-type="float">
            <text:p>0.182935</text:p>
          </table:table-cell>
          <table:table-cell/>
          <table:table-cell office:value-type="float" office:value="0.322856" calcext:value-type="float">
            <text:p>0.322856</text:p>
          </table:table-cell>
          <table:table-cell/>
          <table:table-cell office:value-type="float" office:value="0.183064" calcext:value-type="float">
            <text:p>0.183064</text:p>
          </table:table-cell>
          <table:table-cell/>
          <table:table-cell office:value-type="float" office:value="0.358782" calcext:value-type="float">
            <text:p>0.358782</text:p>
          </table:table-cell>
          <table:table-cell/>
          <table:table-cell office:value-type="float" office:value="0.182981" calcext:value-type="float">
            <text:p>0.182981</text:p>
          </table:table-cell>
          <table:table-cell/>
          <table:table-cell office:value-type="float" office:value="0.233349" calcext:value-type="float">
            <text:p>0.23334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202349" calcext:value-type="float">
            <text:p>0.202349</text:p>
          </table:table-cell>
          <table:table-cell office:value-type="float" office:value="0.806533" calcext:value-type="float">
            <text:p>0.806533</text:p>
          </table:table-cell>
          <table:table-cell/>
          <table:table-cell office:value-type="float" office:value="0.201833" calcext:value-type="float">
            <text:p>0.201833</text:p>
          </table:table-cell>
          <table:table-cell office:value-type="float" office:value="0.0877668" calcext:value-type="float">
            <text:p>0.0877668</text:p>
          </table:table-cell>
          <table:table-cell/>
          <table:table-cell office:value-type="float" office:value="0.202079" calcext:value-type="float">
            <text:p>0.202079</text:p>
          </table:table-cell>
          <table:table-cell office:value-type="float" office:value="0.534021" calcext:value-type="float">
            <text:p>0.534021</text:p>
          </table:table-cell>
          <table:table-cell/>
          <table:table-cell office:value-type="float" office:value="0.201977" calcext:value-type="float">
            <text:p>0.201977</text:p>
          </table:table-cell>
          <table:table-cell/>
          <table:table-cell office:value-type="float" office:value="0.412067" calcext:value-type="float">
            <text:p>0.412067</text:p>
          </table:table-cell>
          <table:table-cell/>
          <table:table-cell office:value-type="float" office:value="0.201845" calcext:value-type="float">
            <text:p>0.201845</text:p>
          </table:table-cell>
          <table:table-cell/>
          <table:table-cell office:value-type="float" office:value="0.0904939" calcext:value-type="float">
            <text:p>0.0904939</text:p>
          </table:table-cell>
          <table:table-cell/>
          <table:table-cell office:value-type="float" office:value="0.201865" calcext:value-type="float">
            <text:p>0.201865</text:p>
          </table:table-cell>
          <table:table-cell/>
          <table:table-cell office:value-type="float" office:value="0.0602512" calcext:value-type="float">
            <text:p>0.0602512</text:p>
          </table:table-cell>
          <table:table-cell/>
          <table:table-cell office:value-type="float" office:value="0.201759" calcext:value-type="float">
            <text:p>0.201759</text:p>
          </table:table-cell>
          <table:table-cell/>
          <table:table-cell office:value-type="float" office:value="0.136587" calcext:value-type="float">
            <text:p>0.136587</text:p>
          </table:table-cell>
          <table:table-cell/>
          <table:table-cell office:value-type="float" office:value="0.202094" calcext:value-type="float">
            <text:p>0.202094</text:p>
          </table:table-cell>
          <table:table-cell/>
          <table:table-cell office:value-type="float" office:value="0.123308" calcext:value-type="float">
            <text:p>0.123308</text:p>
          </table:table-cell>
          <table:table-cell/>
          <table:table-cell office:value-type="float" office:value="0.202051" calcext:value-type="float">
            <text:p>0.202051</text:p>
          </table:table-cell>
          <table:table-cell/>
          <table:table-cell office:value-type="float" office:value="0.127087" calcext:value-type="float">
            <text:p>0.12708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220768" calcext:value-type="float">
            <text:p>0.220768</text:p>
          </table:table-cell>
          <table:table-cell office:value-type="float" office:value="0.343193" calcext:value-type="float">
            <text:p>0.343193</text:p>
          </table:table-cell>
          <table:table-cell/>
          <table:table-cell office:value-type="float" office:value="0.220766" calcext:value-type="float">
            <text:p>0.220766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0.220686" calcext:value-type="float">
            <text:p>0.220686</text:p>
          </table:table-cell>
          <table:table-cell office:value-type="float" office:value="0.113594" calcext:value-type="float">
            <text:p>0.113594</text:p>
          </table:table-cell>
          <table:table-cell/>
          <table:table-cell office:value-type="float" office:value="0.220766" calcext:value-type="float">
            <text:p>0.220766</text:p>
          </table:table-cell>
          <table:table-cell/>
          <table:table-cell office:value-type="float" office:value="0.223304" calcext:value-type="float">
            <text:p>0.223304</text:p>
          </table:table-cell>
          <table:table-cell/>
          <table:table-cell office:value-type="float" office:value="0.22063" calcext:value-type="float">
            <text:p>0.22063</text:p>
          </table:table-cell>
          <table:table-cell/>
          <table:table-cell office:value-type="float" office:value="0.083987" calcext:value-type="float">
            <text:p>0.083987</text:p>
          </table:table-cell>
          <table:table-cell/>
          <table:table-cell office:value-type="float" office:value="0.22068" calcext:value-type="float">
            <text:p>0.22068</text:p>
          </table:table-cell>
          <table:table-cell/>
          <table:table-cell office:value-type="float" office:value="0.0855604" calcext:value-type="float">
            <text:p>0.0855604</text:p>
          </table:table-cell>
          <table:table-cell/>
          <table:table-cell office:value-type="float" office:value="0.220635" calcext:value-type="float">
            <text:p>0.220635</text:p>
          </table:table-cell>
          <table:table-cell/>
          <table:table-cell office:value-type="float" office:value="0.0843509" calcext:value-type="float">
            <text:p>0.0843509</text:p>
          </table:table-cell>
          <table:table-cell/>
          <table:table-cell office:value-type="float" office:value="0.220754" calcext:value-type="float">
            <text:p>0.220754</text:p>
          </table:table-cell>
          <table:table-cell/>
          <table:table-cell office:value-type="float" office:value="0.101586" calcext:value-type="float">
            <text:p>0.101586</text:p>
          </table:table-cell>
          <table:table-cell/>
          <table:table-cell office:value-type="float" office:value="0.220691" calcext:value-type="float">
            <text:p>0.220691</text:p>
          </table:table-cell>
          <table:table-cell/>
          <table:table-cell office:value-type="float" office:value="0.0913799" calcext:value-type="float">
            <text:p>0.091379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239359" calcext:value-type="float">
            <text:p>0.239359</text:p>
          </table:table-cell>
          <table:table-cell office:value-type="float" office:value="0.171386" calcext:value-type="float">
            <text:p>0.171386</text:p>
          </table:table-cell>
          <table:table-cell/>
          <table:table-cell office:value-type="float" office:value="0.24063" calcext:value-type="float">
            <text:p>0.24063</text:p>
          </table:table-cell>
          <table:table-cell office:value-type="float" office:value="0.717602" calcext:value-type="float">
            <text:p>0.717602</text:p>
          </table:table-cell>
          <table:table-cell/>
          <table:table-cell office:value-type="float" office:value="0.239572" calcext:value-type="float">
            <text:p>0.239572</text:p>
          </table:table-cell>
          <table:table-cell office:value-type="float" office:value="0.129392" calcext:value-type="float">
            <text:p>0.129392</text:p>
          </table:table-cell>
          <table:table-cell/>
          <table:table-cell office:value-type="float" office:value="0.239978" calcext:value-type="float">
            <text:p>0.239978</text:p>
          </table:table-cell>
          <table:table-cell/>
          <table:table-cell office:value-type="float" office:value="0.303396" calcext:value-type="float">
            <text:p>0.303396</text:p>
          </table:table-cell>
          <table:table-cell/>
          <table:table-cell office:value-type="float" office:value="0.239353" calcext:value-type="float">
            <text:p>0.239353</text:p>
          </table:table-cell>
          <table:table-cell/>
          <table:table-cell office:value-type="float" office:value="0.166022" calcext:value-type="float">
            <text:p>0.166022</text:p>
          </table:table-cell>
          <table:table-cell/>
          <table:table-cell office:value-type="float" office:value="0.239501" calcext:value-type="float">
            <text:p>0.239501</text:p>
          </table:table-cell>
          <table:table-cell/>
          <table:table-cell office:value-type="float" office:value="0.0360319" calcext:value-type="float">
            <text:p>0.0360319</text:p>
          </table:table-cell>
          <table:table-cell/>
          <table:table-cell office:value-type="float" office:value="0.239421" calcext:value-type="float">
            <text:p>0.239421</text:p>
          </table:table-cell>
          <table:table-cell/>
          <table:table-cell office:value-type="float" office:value="0.0817719" calcext:value-type="float">
            <text:p>0.0817719</text:p>
          </table:table-cell>
          <table:table-cell/>
          <table:table-cell office:value-type="float" office:value="0.239519" calcext:value-type="float">
            <text:p>0.239519</text:p>
          </table:table-cell>
          <table:table-cell/>
          <table:table-cell office:value-type="float" office:value="0.101275" calcext:value-type="float">
            <text:p>0.101275</text:p>
          </table:table-cell>
          <table:table-cell/>
          <table:table-cell office:value-type="float" office:value="0.239516" calcext:value-type="float">
            <text:p>0.239516</text:p>
          </table:table-cell>
          <table:table-cell/>
          <table:table-cell office:value-type="float" office:value="0.075124" calcext:value-type="float">
            <text:p>0.07512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258754" calcext:value-type="float">
            <text:p>0.258754</text:p>
          </table:table-cell>
          <table:table-cell office:value-type="float" office:value="0.132783" calcext:value-type="float">
            <text:p>0.132783</text:p>
          </table:table-cell>
          <table:table-cell/>
          <table:table-cell office:value-type="float" office:value="0.261607" calcext:value-type="float">
            <text:p>0.261607</text:p>
          </table:table-cell>
          <table:table-cell office:value-type="float" office:value="0.679917" calcext:value-type="float">
            <text:p>0.679917</text:p>
          </table:table-cell>
          <table:table-cell/>
          <table:table-cell office:value-type="float" office:value="0.259237" calcext:value-type="float">
            <text:p>0.259237</text:p>
          </table:table-cell>
          <table:table-cell office:value-type="float" office:value="0.604619" calcext:value-type="float">
            <text:p>0.604619</text:p>
          </table:table-cell>
          <table:table-cell/>
          <table:table-cell office:value-type="float" office:value="0.259119" calcext:value-type="float">
            <text:p>0.259119</text:p>
          </table:table-cell>
          <table:table-cell/>
          <table:table-cell office:value-type="float" office:value="0.344306" calcext:value-type="float">
            <text:p>0.344306</text:p>
          </table:table-cell>
          <table:table-cell/>
          <table:table-cell office:value-type="float" office:value="0.2587" calcext:value-type="float">
            <text:p>0.2587</text:p>
          </table:table-cell>
          <table:table-cell/>
          <table:table-cell office:value-type="float" office:value="0.0886233" calcext:value-type="float">
            <text:p>0.0886233</text:p>
          </table:table-cell>
          <table:table-cell/>
          <table:table-cell office:value-type="float" office:value="0.258714" calcext:value-type="float">
            <text:p>0.258714</text:p>
          </table:table-cell>
          <table:table-cell/>
          <table:table-cell office:value-type="float" office:value="0.104042" calcext:value-type="float">
            <text:p>0.104042</text:p>
          </table:table-cell>
          <table:table-cell/>
          <table:table-cell office:value-type="float" office:value="0.25879" calcext:value-type="float">
            <text:p>0.25879</text:p>
          </table:table-cell>
          <table:table-cell/>
          <table:table-cell office:value-type="float" office:value="0.0369058" calcext:value-type="float">
            <text:p>0.0369058</text:p>
          </table:table-cell>
          <table:table-cell/>
          <table:table-cell office:value-type="float" office:value="0.258798" calcext:value-type="float">
            <text:p>0.258798</text:p>
          </table:table-cell>
          <table:table-cell/>
          <table:table-cell office:value-type="float" office:value="0.131259" calcext:value-type="float">
            <text:p>0.131259</text:p>
          </table:table-cell>
          <table:table-cell/>
          <table:table-cell office:value-type="float" office:value="0.2587" calcext:value-type="float">
            <text:p>0.2587</text:p>
          </table:table-cell>
          <table:table-cell/>
          <table:table-cell office:value-type="float" office:value="0.200989" calcext:value-type="float">
            <text:p>0.20098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278828" calcext:value-type="float">
            <text:p>0.278828</text:p>
          </table:table-cell>
          <table:table-cell office:value-type="float" office:value="0.137956" calcext:value-type="float">
            <text:p>0.137956</text:p>
          </table:table-cell>
          <table:table-cell/>
          <table:table-cell office:value-type="float" office:value="0.281169" calcext:value-type="float">
            <text:p>0.281169</text:p>
          </table:table-cell>
          <table:table-cell office:value-type="float" office:value="0.055002" calcext:value-type="float">
            <text:p>0.055002</text:p>
          </table:table-cell>
          <table:table-cell/>
          <table:table-cell office:value-type="float" office:value="0.280125" calcext:value-type="float">
            <text:p>0.280125</text:p>
          </table:table-cell>
          <table:table-cell office:value-type="float" office:value="0.0672492" calcext:value-type="float">
            <text:p>0.0672492</text:p>
          </table:table-cell>
          <table:table-cell/>
          <table:table-cell office:value-type="float" office:value="0.279813" calcext:value-type="float">
            <text:p>0.279813</text:p>
          </table:table-cell>
          <table:table-cell/>
          <table:table-cell office:value-type="float" office:value="0.701303" calcext:value-type="float">
            <text:p>0.701303</text:p>
          </table:table-cell>
          <table:table-cell/>
          <table:table-cell office:value-type="float" office:value="0.278858" calcext:value-type="float">
            <text:p>0.278858</text:p>
          </table:table-cell>
          <table:table-cell/>
          <table:table-cell office:value-type="float" office:value="0.078652" calcext:value-type="float">
            <text:p>0.078652</text:p>
          </table:table-cell>
          <table:table-cell/>
          <table:table-cell office:value-type="float" office:value="0.27884" calcext:value-type="float">
            <text:p>0.27884</text:p>
          </table:table-cell>
          <table:table-cell/>
          <table:table-cell office:value-type="float" office:value="0.0733441" calcext:value-type="float">
            <text:p>0.0733441</text:p>
          </table:table-cell>
          <table:table-cell/>
          <table:table-cell office:value-type="float" office:value="0.278842" calcext:value-type="float">
            <text:p>0.278842</text:p>
          </table:table-cell>
          <table:table-cell/>
          <table:table-cell office:value-type="float" office:value="0.0943134" calcext:value-type="float">
            <text:p>0.0943134</text:p>
          </table:table-cell>
          <table:table-cell/>
          <table:table-cell office:value-type="float" office:value="0.279001" calcext:value-type="float">
            <text:p>0.279001</text:p>
          </table:table-cell>
          <table:table-cell/>
          <table:table-cell office:value-type="float" office:value="0.047736" calcext:value-type="float">
            <text:p>0.047736</text:p>
          </table:table-cell>
          <table:table-cell/>
          <table:table-cell office:value-type="float" office:value="0.278921" calcext:value-type="float">
            <text:p>0.278921</text:p>
          </table:table-cell>
          <table:table-cell/>
          <table:table-cell office:value-type="float" office:value="0.103403" calcext:value-type="float">
            <text:p>0.10340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.302855" calcext:value-type="float">
            <text:p>0.302855</text:p>
          </table:table-cell>
          <table:table-cell office:value-type="float" office:value="0.271011" calcext:value-type="float">
            <text:p>0.271011</text:p>
          </table:table-cell>
          <table:table-cell/>
          <table:table-cell office:value-type="float" office:value="0.303994" calcext:value-type="float">
            <text:p>0.303994</text:p>
          </table:table-cell>
          <table:table-cell office:value-type="float" office:value="0.226324" calcext:value-type="float">
            <text:p>0.226324</text:p>
          </table:table-cell>
          <table:table-cell/>
          <table:table-cell office:value-type="float" office:value="0.303233" calcext:value-type="float">
            <text:p>0.303233</text:p>
          </table:table-cell>
          <table:table-cell office:value-type="float" office:value="0.0442317" calcext:value-type="float">
            <text:p>0.0442317</text:p>
          </table:table-cell>
          <table:table-cell/>
          <table:table-cell office:value-type="float" office:value="0.303205" calcext:value-type="float">
            <text:p>0.303205</text:p>
          </table:table-cell>
          <table:table-cell/>
          <table:table-cell office:value-type="float" office:value="0.756427" calcext:value-type="float">
            <text:p>0.756427</text:p>
          </table:table-cell>
          <table:table-cell/>
          <table:table-cell office:value-type="float" office:value="0.301575" calcext:value-type="float">
            <text:p>0.301575</text:p>
          </table:table-cell>
          <table:table-cell/>
          <table:table-cell office:value-type="float" office:value="0.0592492" calcext:value-type="float">
            <text:p>0.0592492</text:p>
          </table:table-cell>
          <table:table-cell/>
          <table:table-cell office:value-type="float" office:value="0.300717" calcext:value-type="float">
            <text:p>0.300717</text:p>
          </table:table-cell>
          <table:table-cell/>
          <table:table-cell office:value-type="float" office:value="0.129667" calcext:value-type="float">
            <text:p>0.129667</text:p>
          </table:table-cell>
          <table:table-cell/>
          <table:table-cell office:value-type="float" office:value="0.300407" calcext:value-type="float">
            <text:p>0.300407</text:p>
          </table:table-cell>
          <table:table-cell/>
          <table:table-cell office:value-type="float" office:value="0.0731457" calcext:value-type="float">
            <text:p>0.0731457</text:p>
          </table:table-cell>
          <table:table-cell/>
          <table:table-cell office:value-type="float" office:value="0.300406" calcext:value-type="float">
            <text:p>0.300406</text:p>
          </table:table-cell>
          <table:table-cell/>
          <table:table-cell office:value-type="float" office:value="0.0511558" calcext:value-type="float">
            <text:p>0.0511558</text:p>
          </table:table-cell>
          <table:table-cell/>
          <table:table-cell office:value-type="float" office:value="0.300397" calcext:value-type="float">
            <text:p>0.300397</text:p>
          </table:table-cell>
          <table:table-cell/>
          <table:table-cell office:value-type="float" office:value="0.0441982" calcext:value-type="float">
            <text:p>0.044198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329143" calcext:value-type="float">
            <text:p>0.329143</text:p>
          </table:table-cell>
          <table:table-cell office:value-type="float" office:value="0.126505" calcext:value-type="float">
            <text:p>0.126505</text:p>
          </table:table-cell>
          <table:table-cell/>
          <table:table-cell office:value-type="float" office:value="0.329287" calcext:value-type="float">
            <text:p>0.329287</text:p>
          </table:table-cell>
          <table:table-cell office:value-type="float" office:value="0.0810236" calcext:value-type="float">
            <text:p>0.0810236</text:p>
          </table:table-cell>
          <table:table-cell/>
          <table:table-cell office:value-type="float" office:value="0.328568" calcext:value-type="float">
            <text:p>0.328568</text:p>
          </table:table-cell>
          <table:table-cell office:value-type="float" office:value="0.289578" calcext:value-type="float">
            <text:p>0.289578</text:p>
          </table:table-cell>
          <table:table-cell/>
          <table:table-cell office:value-type="float" office:value="0.328155" calcext:value-type="float">
            <text:p>0.328155</text:p>
          </table:table-cell>
          <table:table-cell/>
          <table:table-cell office:value-type="float" office:value="0.289745" calcext:value-type="float">
            <text:p>0.289745</text:p>
          </table:table-cell>
          <table:table-cell/>
          <table:table-cell office:value-type="float" office:value="0.327196" calcext:value-type="float">
            <text:p>0.327196</text:p>
          </table:table-cell>
          <table:table-cell/>
          <table:table-cell office:value-type="float" office:value="0.0447948" calcext:value-type="float">
            <text:p>0.0447948</text:p>
          </table:table-cell>
          <table:table-cell/>
          <table:table-cell office:value-type="float" office:value="0.326416" calcext:value-type="float">
            <text:p>0.326416</text:p>
          </table:table-cell>
          <table:table-cell/>
          <table:table-cell office:value-type="float" office:value="0.0674022" calcext:value-type="float">
            <text:p>0.0674022</text:p>
          </table:table-cell>
          <table:table-cell/>
          <table:table-cell office:value-type="float" office:value="0.326553" calcext:value-type="float">
            <text:p>0.326553</text:p>
          </table:table-cell>
          <table:table-cell/>
          <table:table-cell office:value-type="float" office:value="0.0866652" calcext:value-type="float">
            <text:p>0.0866652</text:p>
          </table:table-cell>
          <table:table-cell/>
          <table:table-cell office:value-type="float" office:value="0.326041" calcext:value-type="float">
            <text:p>0.326041</text:p>
          </table:table-cell>
          <table:table-cell/>
          <table:table-cell office:value-type="float" office:value="0.0966964" calcext:value-type="float">
            <text:p>0.0966964</text:p>
          </table:table-cell>
          <table:table-cell/>
          <table:table-cell office:value-type="float" office:value="0.325018" calcext:value-type="float">
            <text:p>0.325018</text:p>
          </table:table-cell>
          <table:table-cell/>
          <table:table-cell office:value-type="float" office:value="0.0717711" calcext:value-type="float">
            <text:p>0.071771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0.359774" calcext:value-type="float">
            <text:p>0.359774</text:p>
          </table:table-cell>
          <table:table-cell office:value-type="float" office:value="0.428009" calcext:value-type="float">
            <text:p>0.428009</text:p>
          </table:table-cell>
          <table:table-cell/>
          <table:table-cell office:value-type="float" office:value="0.3646" calcext:value-type="float">
            <text:p>0.3646</text:p>
          </table:table-cell>
          <table:table-cell office:value-type="float" office:value="0.166406" calcext:value-type="float">
            <text:p>0.166406</text:p>
          </table:table-cell>
          <table:table-cell/>
          <table:table-cell office:value-type="float" office:value="0.360722" calcext:value-type="float">
            <text:p>0.360722</text:p>
          </table:table-cell>
          <table:table-cell office:value-type="float" office:value="0.164484" calcext:value-type="float">
            <text:p>0.164484</text:p>
          </table:table-cell>
          <table:table-cell/>
          <table:table-cell office:value-type="float" office:value="0.357817" calcext:value-type="float">
            <text:p>0.357817</text:p>
          </table:table-cell>
          <table:table-cell/>
          <table:table-cell office:value-type="float" office:value="0.306027" calcext:value-type="float">
            <text:p>0.306027</text:p>
          </table:table-cell>
          <table:table-cell/>
          <table:table-cell office:value-type="float" office:value="0.356867" calcext:value-type="float">
            <text:p>0.356867</text:p>
          </table:table-cell>
          <table:table-cell/>
          <table:table-cell office:value-type="float" office:value="0.125627" calcext:value-type="float">
            <text:p>0.125627</text:p>
          </table:table-cell>
          <table:table-cell/>
          <table:table-cell office:value-type="float" office:value="0.356677" calcext:value-type="float">
            <text:p>0.356677</text:p>
          </table:table-cell>
          <table:table-cell/>
          <table:table-cell office:value-type="float" office:value="0.106638" calcext:value-type="float">
            <text:p>0.106638</text:p>
          </table:table-cell>
          <table:table-cell/>
          <table:table-cell office:value-type="float" office:value="0.356989" calcext:value-type="float">
            <text:p>0.356989</text:p>
          </table:table-cell>
          <table:table-cell/>
          <table:table-cell office:value-type="float" office:value="0.113134" calcext:value-type="float">
            <text:p>0.113134</text:p>
          </table:table-cell>
          <table:table-cell/>
          <table:table-cell office:value-type="float" office:value="0.356291" calcext:value-type="float">
            <text:p>0.356291</text:p>
          </table:table-cell>
          <table:table-cell/>
          <table:table-cell office:value-type="float" office:value="0.0964772" calcext:value-type="float">
            <text:p>0.0964772</text:p>
          </table:table-cell>
          <table:table-cell/>
          <table:table-cell office:value-type="float" office:value="0.3558" calcext:value-type="float">
            <text:p>0.3558</text:p>
          </table:table-cell>
          <table:table-cell/>
          <table:table-cell office:value-type="float" office:value="0.0776802" calcext:value-type="float">
            <text:p>0.077680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397876" calcext:value-type="float">
            <text:p>0.397876</text:p>
          </table:table-cell>
          <table:table-cell office:value-type="float" office:value="0.168911" calcext:value-type="float">
            <text:p>0.168911</text:p>
          </table:table-cell>
          <table:table-cell/>
          <table:table-cell office:value-type="float" office:value="0.405759" calcext:value-type="float">
            <text:p>0.405759</text:p>
          </table:table-cell>
          <table:table-cell office:value-type="float" office:value="0.2237" calcext:value-type="float">
            <text:p>0.2237</text:p>
          </table:table-cell>
          <table:table-cell/>
          <table:table-cell office:value-type="float" office:value="0.400623" calcext:value-type="float">
            <text:p>0.400623</text:p>
          </table:table-cell>
          <table:table-cell office:value-type="float" office:value="0.194128" calcext:value-type="float">
            <text:p>0.194128</text:p>
          </table:table-cell>
          <table:table-cell/>
          <table:table-cell office:value-type="float" office:value="0.397733" calcext:value-type="float">
            <text:p>0.397733</text:p>
          </table:table-cell>
          <table:table-cell/>
          <table:table-cell office:value-type="float" office:value="0.195759" calcext:value-type="float">
            <text:p>0.195759</text:p>
          </table:table-cell>
          <table:table-cell/>
          <table:table-cell office:value-type="float" office:value="0.399266" calcext:value-type="float">
            <text:p>0.399266</text:p>
          </table:table-cell>
          <table:table-cell/>
          <table:table-cell office:value-type="float" office:value="0.115129" calcext:value-type="float">
            <text:p>0.115129</text:p>
          </table:table-cell>
          <table:table-cell/>
          <table:table-cell office:value-type="float" office:value="0.397791" calcext:value-type="float">
            <text:p>0.397791</text:p>
          </table:table-cell>
          <table:table-cell/>
          <table:table-cell office:value-type="float" office:value="0.146348" calcext:value-type="float">
            <text:p>0.146348</text:p>
          </table:table-cell>
          <table:table-cell/>
          <table:table-cell office:value-type="float" office:value="0.399441" calcext:value-type="float">
            <text:p>0.399441</text:p>
          </table:table-cell>
          <table:table-cell/>
          <table:table-cell office:value-type="float" office:value="0.17989" calcext:value-type="float">
            <text:p>0.17989</text:p>
          </table:table-cell>
          <table:table-cell/>
          <table:table-cell office:value-type="float" office:value="0.39554" calcext:value-type="float">
            <text:p>0.39554</text:p>
          </table:table-cell>
          <table:table-cell/>
          <table:table-cell office:value-type="float" office:value="0.216481" calcext:value-type="float">
            <text:p>0.216481</text:p>
          </table:table-cell>
          <table:table-cell/>
          <table:table-cell office:value-type="float" office:value="0.399137" calcext:value-type="float">
            <text:p>0.399137</text:p>
          </table:table-cell>
          <table:table-cell/>
          <table:table-cell office:value-type="float" office:value="0.191563" calcext:value-type="float">
            <text:p>0.19156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0.459873" calcext:value-type="float">
            <text:p>0.459873</text:p>
          </table:table-cell>
          <table:table-cell office:value-type="float" office:value="0.190711" calcext:value-type="float">
            <text:p>0.190711</text:p>
          </table:table-cell>
          <table:table-cell/>
          <table:table-cell office:value-type="float" office:value="0.466031" calcext:value-type="float">
            <text:p>0.466031</text:p>
          </table:table-cell>
          <table:table-cell office:value-type="float" office:value="0.299227" calcext:value-type="float">
            <text:p>0.299227</text:p>
          </table:table-cell>
          <table:table-cell/>
          <table:table-cell office:value-type="float" office:value="0.46403" calcext:value-type="float">
            <text:p>0.46403</text:p>
          </table:table-cell>
          <table:table-cell office:value-type="float" office:value="0.119805" calcext:value-type="float">
            <text:p>0.119805</text:p>
          </table:table-cell>
          <table:table-cell/>
          <table:table-cell office:value-type="float" office:value="0.465127" calcext:value-type="float">
            <text:p>0.465127</text:p>
          </table:table-cell>
          <table:table-cell/>
          <table:table-cell office:value-type="float" office:value="0.0682763" calcext:value-type="float">
            <text:p>0.0682763</text:p>
          </table:table-cell>
          <table:table-cell/>
          <table:table-cell office:value-type="float" office:value="0.465686" calcext:value-type="float">
            <text:p>0.465686</text:p>
          </table:table-cell>
          <table:table-cell/>
          <table:table-cell office:value-type="float" office:value="0.035618" calcext:value-type="float">
            <text:p>0.035618</text:p>
          </table:table-cell>
          <table:table-cell/>
          <table:table-cell office:value-type="float" office:value="0.463008" calcext:value-type="float">
            <text:p>0.463008</text:p>
          </table:table-cell>
          <table:table-cell/>
          <table:table-cell office:value-type="float" office:value="0.0422971" calcext:value-type="float">
            <text:p>0.0422971</text:p>
          </table:table-cell>
          <table:table-cell/>
          <table:table-cell office:value-type="float" office:value="0.462315" calcext:value-type="float">
            <text:p>0.462315</text:p>
          </table:table-cell>
          <table:table-cell/>
          <table:table-cell office:value-type="float" office:value="0.15082" calcext:value-type="float">
            <text:p>0.15082</text:p>
          </table:table-cell>
          <table:table-cell/>
          <table:table-cell office:value-type="float" office:value="0.462541" calcext:value-type="float">
            <text:p>0.462541</text:p>
          </table:table-cell>
          <table:table-cell/>
          <table:table-cell office:value-type="float" office:value="0.177376" calcext:value-type="float">
            <text:p>0.177376</text:p>
          </table:table-cell>
          <table:table-cell/>
          <table:table-cell office:value-type="float" office:value="0.462555" calcext:value-type="float">
            <text:p>0.462555</text:p>
          </table:table-cell>
          <table:table-cell/>
          <table:table-cell office:value-type="float" office:value="0.0905334" calcext:value-type="float">
            <text:p>0.090533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65596" calcext:value-type="float">
            <text:p>0.565596</text:p>
          </table:table-cell>
          <table:table-cell office:value-type="float" office:value="0.287645" calcext:value-type="float">
            <text:p>0.287645</text:p>
          </table:table-cell>
          <table:table-cell/>
          <table:table-cell office:value-type="float" office:value="0.565217" calcext:value-type="float">
            <text:p>0.565217</text:p>
          </table:table-cell>
          <table:table-cell office:value-type="float" office:value="0.226018" calcext:value-type="float">
            <text:p>0.226018</text:p>
          </table:table-cell>
          <table:table-cell/>
          <table:table-cell office:value-type="float" office:value="0.568781" calcext:value-type="float">
            <text:p>0.568781</text:p>
          </table:table-cell>
          <table:table-cell office:value-type="float" office:value="0.242032" calcext:value-type="float">
            <text:p>0.242032</text:p>
          </table:table-cell>
          <table:table-cell/>
          <table:table-cell office:value-type="float" office:value="0.567803" calcext:value-type="float">
            <text:p>0.567803</text:p>
          </table:table-cell>
          <table:table-cell/>
          <table:table-cell office:value-type="float" office:value="0.0706356" calcext:value-type="float">
            <text:p>0.0706356</text:p>
          </table:table-cell>
          <table:table-cell/>
          <table:table-cell office:value-type="float" office:value="0.569207" calcext:value-type="float">
            <text:p>0.569207</text:p>
          </table:table-cell>
          <table:table-cell/>
          <table:table-cell office:value-type="float" office:value="0.0479543" calcext:value-type="float">
            <text:p>0.0479543</text:p>
          </table:table-cell>
          <table:table-cell/>
          <table:table-cell office:value-type="float" office:value="0.568049" calcext:value-type="float">
            <text:p>0.568049</text:p>
          </table:table-cell>
          <table:table-cell/>
          <table:table-cell office:value-type="float" office:value="0.0563203" calcext:value-type="float">
            <text:p>0.0563203</text:p>
          </table:table-cell>
          <table:table-cell/>
          <table:table-cell office:value-type="float" office:value="0.568227" calcext:value-type="float">
            <text:p>0.568227</text:p>
          </table:table-cell>
          <table:table-cell/>
          <table:table-cell office:value-type="float" office:value="0.0425511" calcext:value-type="float">
            <text:p>0.0425511</text:p>
          </table:table-cell>
          <table:table-cell/>
          <table:table-cell office:value-type="float" office:value="0.567732" calcext:value-type="float">
            <text:p>0.567732</text:p>
          </table:table-cell>
          <table:table-cell/>
          <table:table-cell office:value-type="float" office:value="0.0536574" calcext:value-type="float">
            <text:p>0.0536574</text:p>
          </table:table-cell>
          <table:table-cell/>
          <table:table-cell office:value-type="float" office:value="0.569832" calcext:value-type="float">
            <text:p>0.569832</text:p>
          </table:table-cell>
          <table:table-cell/>
          <table:table-cell office:value-type="float" office:value="0.0617177" calcext:value-type="float">
            <text:p>0.061717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4959" calcext:value-type="float">
            <text:p>0.564959</text:p>
          </table:table-cell>
          <table:table-cell office:value-type="float" office:value="0.0340709" calcext:value-type="float">
            <text:p>0.0340709</text:p>
          </table:table-cell>
          <table:table-cell/>
          <table:table-cell office:value-type="float" office:value="0.569017" calcext:value-type="float">
            <text:p>0.569017</text:p>
          </table:table-cell>
          <table:table-cell office:value-type="float" office:value="0.0350488" calcext:value-type="float">
            <text:p>0.0350488</text:p>
          </table:table-cell>
          <table:table-cell/>
          <table:table-cell office:value-type="float" office:value="0.567621" calcext:value-type="float">
            <text:p>0.567621</text:p>
          </table:table-cell>
          <table:table-cell/>
          <table:table-cell office:value-type="float" office:value="0.0320206" calcext:value-type="float">
            <text:p>0.0320206</text:p>
          </table:table-cell>
          <table:table-cell/>
          <table:table-cell office:value-type="float" office:value="0.569136" calcext:value-type="float">
            <text:p>0.569136</text:p>
          </table:table-cell>
          <table:table-cell/>
          <table:table-cell office:value-type="float" office:value="0.0316739" calcext:value-type="float">
            <text:p>0.0316739</text:p>
          </table:table-cell>
          <table:table-cell/>
          <table:table-cell office:value-type="float" office:value="0.567974" calcext:value-type="float">
            <text:p>0.567974</text:p>
          </table:table-cell>
          <table:table-cell/>
          <table:table-cell office:value-type="float" office:value="0.0303388" calcext:value-type="float">
            <text:p>0.0303388</text:p>
          </table:table-cell>
          <table:table-cell/>
          <table:table-cell office:value-type="float" office:value="0.568239" calcext:value-type="float">
            <text:p>0.568239</text:p>
          </table:table-cell>
          <table:table-cell/>
          <table:table-cell office:value-type="float" office:value="0.0279926" calcext:value-type="float">
            <text:p>0.0279926</text:p>
          </table:table-cell>
          <table:table-cell/>
          <table:table-cell office:value-type="float" office:value="0.567716" calcext:value-type="float">
            <text:p>0.567716</text:p>
          </table:table-cell>
          <table:table-cell/>
          <table:table-cell office:value-type="float" office:value="0.033313" calcext:value-type="float">
            <text:p>0.033313</text:p>
          </table:table-cell>
          <table:table-cell/>
          <table:table-cell office:value-type="float" office:value="0.569613" calcext:value-type="float">
            <text:p>0.569613</text:p>
          </table:table-cell>
          <table:table-cell/>
          <table:table-cell office:value-type="float" office:value="0.0472253" calcext:value-type="float">
            <text:p>0.047225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568968" calcext:value-type="float">
            <text:p>0.568968</text:p>
          </table:table-cell>
          <table:table-cell office:value-type="float" office:value="0.0331663" calcext:value-type="float">
            <text:p>0.0331663</text:p>
          </table:table-cell>
          <table:table-cell/>
          <table:table-cell office:value-type="float" office:value="0.567609" calcext:value-type="float">
            <text:p>0.567609</text:p>
          </table:table-cell>
          <table:table-cell/>
          <table:table-cell office:value-type="float" office:value="0.0340081" calcext:value-type="float">
            <text:p>0.0340081</text:p>
          </table:table-cell>
          <table:table-cell/>
          <table:table-cell office:value-type="float" office:value="0.569172" calcext:value-type="float">
            <text:p>0.569172</text:p>
          </table:table-cell>
          <table:table-cell/>
          <table:table-cell office:value-type="float" office:value="0.0295384" calcext:value-type="float">
            <text:p>0.0295384</text:p>
          </table:table-cell>
          <table:table-cell/>
          <table:table-cell office:value-type="float" office:value="0.568001" calcext:value-type="float">
            <text:p>0.568001</text:p>
          </table:table-cell>
          <table:table-cell/>
          <table:table-cell office:value-type="float" office:value="0.0280108" calcext:value-type="float">
            <text:p>0.0280108</text:p>
          </table:table-cell>
          <table:table-cell/>
          <table:table-cell office:value-type="float" office:value="0.568255" calcext:value-type="float">
            <text:p>0.568255</text:p>
          </table:table-cell>
          <table:table-cell/>
          <table:table-cell office:value-type="float" office:value="0.0381187" calcext:value-type="float">
            <text:p>0.0381187</text:p>
          </table:table-cell>
          <table:table-cell/>
          <table:table-cell office:value-type="float" office:value="0.567803" calcext:value-type="float">
            <text:p>0.567803</text:p>
          </table:table-cell>
          <table:table-cell/>
          <table:table-cell office:value-type="float" office:value="0.0347427" calcext:value-type="float">
            <text:p>0.0347427</text:p>
          </table:table-cell>
          <table:table-cell/>
          <table:table-cell office:value-type="float" office:value="0.569779" calcext:value-type="float">
            <text:p>0.569779</text:p>
          </table:table-cell>
          <table:table-cell/>
          <table:table-cell office:value-type="float" office:value="0.0345217" calcext:value-type="float">
            <text:p>0.034521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567624" calcext:value-type="float">
            <text:p>0.567624</text:p>
          </table:table-cell>
          <table:table-cell/>
          <table:table-cell office:value-type="float" office:value="0.031113" calcext:value-type="float">
            <text:p>0.031113</text:p>
          </table:table-cell>
          <table:table-cell/>
          <table:table-cell office:value-type="float" office:value="0.569116" calcext:value-type="float">
            <text:p>0.569116</text:p>
          </table:table-cell>
          <table:table-cell/>
          <table:table-cell office:value-type="float" office:value="0.0256631" calcext:value-type="float">
            <text:p>0.0256631</text:p>
          </table:table-cell>
          <table:table-cell/>
          <table:table-cell office:value-type="float" office:value="0.568073" calcext:value-type="float">
            <text:p>0.568073</text:p>
          </table:table-cell>
          <table:table-cell/>
          <table:table-cell office:value-type="float" office:value="0.0344598" calcext:value-type="float">
            <text:p>0.0344598</text:p>
          </table:table-cell>
          <table:table-cell/>
          <table:table-cell office:value-type="float" office:value="0.568304" calcext:value-type="float">
            <text:p>0.568304</text:p>
          </table:table-cell>
          <table:table-cell/>
          <table:table-cell office:value-type="float" office:value="0.031445" calcext:value-type="float">
            <text:p>0.031445</text:p>
          </table:table-cell>
          <table:table-cell/>
          <table:table-cell office:value-type="float" office:value="0.56769" calcext:value-type="float">
            <text:p>0.56769</text:p>
          </table:table-cell>
          <table:table-cell/>
          <table:table-cell office:value-type="float" office:value="0.0330396" calcext:value-type="float">
            <text:p>0.0330396</text:p>
          </table:table-cell>
          <table:table-cell/>
          <table:table-cell office:value-type="float" office:value="0.569751" calcext:value-type="float">
            <text:p>0.569751</text:p>
          </table:table-cell>
          <table:table-cell/>
          <table:table-cell office:value-type="float" office:value="0.0351629" calcext:value-type="float">
            <text:p>0.035162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0.5691" calcext:value-type="float">
            <text:p>0.5691</text:p>
          </table:table-cell>
          <table:table-cell/>
          <table:table-cell office:value-type="float" office:value="0.0216409" calcext:value-type="float">
            <text:p>0.0216409</text:p>
          </table:table-cell>
          <table:table-cell/>
          <table:table-cell office:value-type="float" office:value="0.567959" calcext:value-type="float">
            <text:p>0.567959</text:p>
          </table:table-cell>
          <table:table-cell/>
          <table:table-cell office:value-type="float" office:value="0.0271254" calcext:value-type="float">
            <text:p>0.0271254</text:p>
          </table:table-cell>
          <table:table-cell/>
          <table:table-cell office:value-type="float" office:value="0.568466" calcext:value-type="float">
            <text:p>0.568466</text:p>
          </table:table-cell>
          <table:table-cell/>
          <table:table-cell office:value-type="float" office:value="0.0311452" calcext:value-type="float">
            <text:p>0.0311452</text:p>
          </table:table-cell>
          <table:table-cell/>
          <table:table-cell office:value-type="float" office:value="0.567659" calcext:value-type="float">
            <text:p>0.567659</text:p>
          </table:table-cell>
          <table:table-cell/>
          <table:table-cell office:value-type="float" office:value="0.0317905" calcext:value-type="float">
            <text:p>0.0317905</text:p>
          </table:table-cell>
          <table:table-cell/>
          <table:table-cell office:value-type="float" office:value="0.569789" calcext:value-type="float">
            <text:p>0.569789</text:p>
          </table:table-cell>
          <table:table-cell/>
          <table:table-cell office:value-type="float" office:value="0.0321863" calcext:value-type="float">
            <text:p>0.032186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0.568015" calcext:value-type="float">
            <text:p>0.568015</text:p>
          </table:table-cell>
          <table:table-cell/>
          <table:table-cell office:value-type="float" office:value="0.0266325" calcext:value-type="float">
            <text:p>0.0266325</text:p>
          </table:table-cell>
          <table:table-cell/>
          <table:table-cell office:value-type="float" office:value="0.568423" calcext:value-type="float">
            <text:p>0.568423</text:p>
          </table:table-cell>
          <table:table-cell/>
          <table:table-cell office:value-type="float" office:value="0.0275011" calcext:value-type="float">
            <text:p>0.0275011</text:p>
          </table:table-cell>
          <table:table-cell/>
          <table:table-cell office:value-type="float" office:value="0.567767" calcext:value-type="float">
            <text:p>0.567767</text:p>
          </table:table-cell>
          <table:table-cell/>
          <table:table-cell office:value-type="float" office:value="0.0414391" calcext:value-type="float">
            <text:p>0.0414391</text:p>
          </table:table-cell>
          <table:table-cell/>
          <table:table-cell office:value-type="float" office:value="0.569719" calcext:value-type="float">
            <text:p>0.569719</text:p>
          </table:table-cell>
          <table:table-cell/>
          <table:table-cell office:value-type="float" office:value="0.0266758" calcext:value-type="float">
            <text:p>0.0266758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1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float" office:value="0.568401" calcext:value-type="float">
            <text:p>0.568401</text:p>
          </table:table-cell>
          <table:table-cell/>
          <table:table-cell office:value-type="float" office:value="0.0397119" calcext:value-type="float">
            <text:p>0.0397119</text:p>
          </table:table-cell>
          <table:table-cell/>
          <table:table-cell office:value-type="float" office:value="0.567725" calcext:value-type="float">
            <text:p>0.567725</text:p>
          </table:table-cell>
          <table:table-cell/>
          <table:table-cell office:value-type="float" office:value="0.0330986" calcext:value-type="float">
            <text:p>0.0330986</text:p>
          </table:table-cell>
          <table:table-cell/>
          <table:table-cell office:value-type="float" office:value="0.56981" calcext:value-type="float">
            <text:p>0.56981</text:p>
          </table:table-cell>
          <table:table-cell/>
          <table:table-cell office:value-type="float" office:value="0.0241399" calcext:value-type="float">
            <text:p>0.024139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5"/>
          <table:table-cell office:value-type="float" office:value="0.567739" calcext:value-type="float">
            <text:p>0.567739</text:p>
          </table:table-cell>
          <table:table-cell/>
          <table:table-cell office:value-type="float" office:value="0.0303799" calcext:value-type="float">
            <text:p>0.0303799</text:p>
          </table:table-cell>
          <table:table-cell/>
          <table:table-cell office:value-type="float" office:value="0.569776" calcext:value-type="float">
            <text:p>0.569776</text:p>
          </table:table-cell>
          <table:table-cell/>
          <table:table-cell office:value-type="float" office:value="0.0292783" calcext:value-type="float">
            <text:p>0.029278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0.569799" calcext:value-type="float">
            <text:p>0.569799</text:p>
          </table:table-cell>
          <table:table-cell/>
          <table:table-cell office:value-type="float" office:value="0.0261903" calcext:value-type="float">
            <text:p>0.0261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5:23:17.774978872</meta:creation-date>
    <dc:date>2017-07-05T15:50:49.311110404</dc:date>
    <meta:editing-duration>PT17M57S</meta:editing-duration>
    <meta:editing-cycles>2</meta:editing-cycles>
    <meta:generator>LibreOffice/4.2.8.2$Linux_X86_64 LibreOffice_project/420m0$Build-2</meta:generator>
    <meta:document-statistic meta:table-count="1" meta:cell-count="658" meta:object-count="0"/>
  </office:meta>
</office:document-meta>
</file>